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ph Della Morte</text:p>
      <text:p text:style-name="P3">WR150 literary monsters</text:p>
      <text:p text:style-name="P3"/>
      <text:p text:style-name="P1">The wolf costume as a dynamic symbol of maxes desires</text:p>
      <text:p text:style-name="P2"><text:tab/></text:p>
      <text:p text:style-name="P2"><text:tab/>Where the wild things are, by Maurice Sendak. A beloved children's book on the surface, but as the saying goes, one must not judge a book by its cover and where the wild things are is no exception. With only 7 sentences and the fantastical setting of the book this book has a deeper meaning than it appears to at first glance. The book begins with Max the protagonist dressed as a wolf. Sendak's use of the wolf seems to be a multifaceted symbol used through out the book. The wolf is a rich symbol to use as Max's costume. </text:p>
      <text:p text:style-name="P2"><text:tab/>In ancient Roman myth Romulus and Remus are abandoned along the Tiber river and raised by a she-wolf and eventually set out to become king. At the beginning of “Where the Wild Things Are” Max behaving as if he too where raised by a wolf and showing his solitude by erecting a private tent in what is presumably his room. Max became the ruler of the wild things much like Romulus became ruler of Rome. </text:p>
      <text:p text:style-name="P2"><text:tab/>Sendak uses the symbolisms of the wolf as a means to evoke the true nature of Max. The wolf is <text:s/>a hunter with an eery cry and a threatening bark. The wolf is feared in many cultures as they do not only consume the live stock but also will attack humans. In using a wolf costume Sendak is drawing a stark comparison between max and a wolf. The wolf suit represents Max's rage. While wearing his suit he acts the part of the wolf. The wolf has been a strong archetypal theme throughout history and Sendak is able to use this to his advantage in the images and plot of the story.</text:p>
      <text:p text:style-name="P2"><text:tab/>The wolf suit is fittingly a white the color symbolizing purity and innocence of max. In the illustration of <text:s/>“Where the Wild Things Are” the wolf-suit appears to be a wolf that has consumed all but Max's face, quite poetically Max appears to be almost consumed by his rage and just barely emerging from his innocence. <text:s/>Though Max is acting in wild his primitive behavior is still just child's play and frustrations. As a child he has not had the experience to really understand right and wrong, his <text:soft-page-break/>conscience has not been formed. Max imagines himself as a lone wolf and outwardly acts the part. With his wolf costume Max behaves territoriality by chasing off his pet dog with a fork, even threatens to partake in cannibalism when faced by his mother.</text:p>
      <text:p text:style-name="P2"><text:tab/>Max travels to the isle of the wild things in his imagination or a dream of his. Through this trip Max is able to fulfill his beastly desires. <text:s/>Through Max's intelligence he is able to trick the monstrous inhabitants. Maxes desire for power is fulfilled in when he is pronounced king of all the wild things. In the wild rumpus Max enjoys himself being the sly king wilder and more frightening than all the wild things. He asserts his authority when he sends all the wild things to bed without supper. </text:p>
      <text:p text:style-name="P2"><text:tab/>After all the wild things are asleep Max begins a metamorphosis. Max appears deep in reflection about his actions and feelings towards his mother for the first time in the book. He finds himself alone, powerful, monstrous, and wild yet he is not satisfied and neither is his inner wolf. Max leaves the isle of wild things to rejoin his family or pack in search of belonging and food. He appears at the end of the book in his room with his dinner still hot, and that he is starting to shed his wolf skin. The reader get to see just the beginning of the changed Max with his deeper understanding of the world and broadens perspective. Much like he is partially shedding his wild ways, rage, and isolation and innocence he is also partially shedding his lupine skin and coming in to society. </text:p>
      <text:p text:style-name="Standard"/>
      <text:p text:style-name="Standard"/>
      <text:p text:style-name="Standard"><text:tab/>The wolf suit represents maxes:</text:p>
      <text:p text:style-name="Standard">rage</text:p>
      <text:p text:style-name="Standard">innocence, purity</text:p>
      <text:p text:style-name="Standard">surrender (of power, of pride potentially)</text:p>
      <text:p text:style-name="Standard">long for loneliness</text:p>
      <text:p text:style-name="Standard">long for family</text:p>
      <text:p text:style-name="Standard">need for power</text:p>
      <text:p text:style-name="Standard">deceit</text:p>
      <text:p text:style-name="Standard">the bea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DellaMorte</meta:initial-creator>
    <meta:creation-date>2015-09-15T08:20:08</meta:creation-date>
    <dc:date>2015-09-17T20:57:48</dc:date>
    <dc:creator>Joseph DellaMorte</dc:creator>
    <meta:editing-duration>P2DT4H7M46S</meta:editing-duration>
    <meta:editing-cycles>8</meta:editing-cycles>
    <meta:generator>OpenOffice/4.1.1$Unix OpenOffice.org_project/411m6$Build-9775</meta:generator>
    <meta:document-statistic meta:table-count="0" meta:image-count="0" meta:object-count="0" meta:page-count="2" meta:paragraph-count="19" meta:word-count="696" meta:character-count="3802"/>
  </office:meta>
</office:document-meta>
</file>